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.602cm" fo:margin-left="0cm" table:align="left"/>
    </style:style>
    <style:style style:name="Table2.A" style:family="table-column">
      <style:table-column-properties style:column-width="4.595cm"/>
    </style:style>
    <style:style style:name="Table2.B" style:family="table-column">
      <style:table-column-properties style:column-width="13.00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686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791cm" table:align="left"/>
    </style:style>
    <style:style style:name="Table6.A" style:family="table-column">
      <style:table-column-properties style:column-width="8.795cm"/>
    </style:style>
    <style:style style:name="Table6.B" style:family="table-column">
      <style:table-column-properties style:column-width="1.99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Standard">
      <style:paragraph-properties fo:text-align="center" style:justify-single-word="false" style:page-number="1"/>
      <style:text-properties fo:font-size="16pt" fo:font-weight="bold" officeooo:rsid="0038270f" officeooo:paragraph-rsid="0038270f" style:font-size-asian="16pt" style:font-weight-asian="bold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21e014" officeooo:paragraph-rsid="0021e014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21e014" officeooo:paragraph-rsid="002a496c" style:font-size-asian="16pt" style:font-weight-asian="bold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0.5pt" fo:font-weight="bold" officeooo:rsid="002a496c" officeooo:paragraph-rsid="002a496c" style:font-size-asian="10.5pt" style:font-weight-asian="bold" style:font-size-complex="10.5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justify" style:justify-single-word="false"/>
      <style:text-properties officeooo:paragraph-rsid="00334a96"/>
    </style:style>
    <style:style style:name="P9" style:family="paragraph" style:parent-style-name="Standard">
      <style:paragraph-properties fo:text-align="justify" style:justify-single-word="false"/>
      <style:text-properties officeooo:rsid="00334a96" officeooo:paragraph-rsid="00334a96"/>
    </style:style>
    <style:style style:name="P10" style:family="paragraph" style:parent-style-name="Standard">
      <style:paragraph-properties fo:text-align="justify" style:justify-single-word="false"/>
      <style:text-properties officeooo:rsid="0038270f" officeooo:paragraph-rsid="0038270f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2pt" officeooo:paragraph-rsid="000d66d1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paragraph-rsid="000d66d1"/>
    </style:style>
    <style:style style:name="P13" style:family="paragraph" style:parent-style-name="Standard">
      <style:paragraph-properties fo:margin-left="1.27cm" fo:margin-right="0cm" fo:line-height="150%" fo:text-align="justify" style:justify-single-word="false" fo:text-indent="-0.635cm" style:auto-text-indent="false"/>
      <style:text-properties fo:font-size="14pt" officeooo:paragraph-rsid="000d66d1" style:font-size-asian="14pt" style:font-size-complex="14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font-size="12pt" officeooo:paragraph-rsid="002da135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officeooo:paragraph-rsid="002da135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fo:font-weight="bold" officeooo:paragraph-rsid="002da135" style:font-size-asian="14pt" style:font-weight-asian="bold" style:font-size-complex="14pt"/>
    </style:style>
    <style:style style:name="P18" style:family="paragraph" style:parent-style-name="Text_20_body">
      <style:text-properties fo:color="#000000" loext:opacity="100%" fo:font-size="12pt" fo:font-style="normal" fo:font-weight="normal" officeooo:rsid="00237a58" officeooo:paragraph-rsid="001ec9dd" style:font-size-asian="12pt" style:font-style-asian="normal" style:font-weight-asian="normal" style:font-size-complex="12pt" style:font-weight-complex="normal"/>
    </style:style>
    <style:style style:name="P19" style:family="paragraph" style:parent-style-name="Text_20_body">
      <style:text-properties officeooo:paragraph-rsid="001ec9dd"/>
    </style:style>
    <style:style style:name="P20" style:family="paragraph" style:parent-style-name="Text_20_body">
      <style:text-properties fo:color="#000000" loext:opacity="100%" fo:font-size="12pt" fo:font-style="normal" fo:font-weight="normal" officeooo:rsid="0038270f" officeooo:paragraph-rsid="0038270f" style:font-size-asian="12pt" style:font-style-asian="normal" style:font-weight-asian="normal" style:font-size-complex="12pt" style:font-weight-complex="normal"/>
    </style:style>
    <style:style style:name="P21" style:family="paragraph" style:parent-style-name="Text_20_body">
      <style:text-properties fo:color="#000000" loext:opacity="100%" fo:font-size="12pt" fo:font-style="normal" fo:font-weight="normal" officeooo:rsid="00237a58" officeooo:paragraph-rsid="0038270f" style:font-size-asian="12pt" style:font-style-asian="normal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officeooo:paragraph-rsid="001ec9dd"/>
    </style:style>
    <style:style style:name="P23" style:family="paragraph" style:parent-style-name="Text_20_body">
      <style:paragraph-properties fo:text-align="center" style:justify-single-word="false"/>
      <style:text-properties officeooo:paragraph-rsid="0038270f"/>
    </style:style>
    <style:style style:name="P24" style:family="paragraph" style:parent-style-name="Text_20_body">
      <style:text-properties fo:color="#000000" loext:opacity="100%" fo:font-size="14pt" fo:font-style="italic" fo:font-weight="bold" officeooo:paragraph-rsid="001ec9dd" style:font-size-asian="14pt" style:font-style-asian="italic" style:font-weight-asian="bold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12689b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loext:opacity="100%" fo:font-size="12pt" fo:font-style="normal" fo:font-weight="normal" officeooo:rsid="0027c432" officeooo:paragraph-rsid="0012689b" style:font-size-asian="12pt" style:font-style-asian="normal" style:font-weight-asian="normal" style:font-size-complex="12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AR PL KaitiM GB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AR PL KaitiM GB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AR PL KaitiM GB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AR PL KaitiM GB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 style:parent-style-name="Standard">
      <style:paragraph-properties fo:line-height="150%" fo:text-align="justify" style:justify-single-word="false"/>
      <style:text-properties officeooo:paragraph-rsid="0038270f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loext:opacity="100%" fo:font-size="12pt" fo:font-style="normal" fo:font-weight="normal" officeooo:rsid="001432df" officeooo:paragraph-rsid="003472bd" style:font-size-asian="12pt" style:font-style-asian="normal" style:font-weight-asian="normal" style:font-size-complex="12pt"/>
    </style:style>
    <style:style style:name="P3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officeooo:paragraph-rsid="00206bcd"/>
    </style:style>
    <style:style style:name="P3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color="#000000" loext:opacity="100%" fo:font-size="12pt" fo:font-style="normal" fo:font-weight="normal" officeooo:rsid="001432df" officeooo:paragraph-rsid="00206bcd" style:font-size-asian="12pt" style:font-style-asian="normal" style:font-weight-asian="normal" style:font-size-complex="12pt"/>
    </style:style>
    <style:style style:name="P36" style:family="paragraph" style:parent-style-name="Tabla">
      <style:paragraph-properties fo:keep-with-next="always"/>
    </style:style>
    <style:style style:name="P37" style:family="paragraph" style:parent-style-name="Table_20_Contents">
      <style:paragraph-properties fo:text-align="justify" style:justify-single-word="false"/>
      <style:text-properties fo:font-size="14pt" fo:font-weight="bold" officeooo:rsid="0019742b" officeooo:paragraph-rsid="00206bcd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font-size="14pt" fo:font-weight="normal" officeooo:rsid="0039cf45" officeooo:paragraph-rsid="0039cf45" style:font-size-asian="14pt" style:font-weight-asian="normal" style:font-size-complex="14pt" style:font-weight-complex="normal"/>
    </style:style>
    <style:style style:name="P39" style:family="paragraph" style:parent-style-name="Table_20_Contents">
      <style:paragraph-properties fo:text-align="justify" style:justify-single-word="false"/>
      <style:text-properties fo:font-size="14pt" officeooo:rsid="003cae8d" officeooo:paragraph-rsid="003cae8d" style:font-size-asian="14pt" style:font-size-complex="14pt"/>
    </style:style>
    <style:style style:name="P40" style:family="paragraph" style:parent-style-name="Table_20_Contents">
      <style:paragraph-properties fo:text-align="justify" style:justify-single-word="false"/>
      <style:text-properties fo:font-size="14pt" officeooo:rsid="0039cf45" officeooo:paragraph-rsid="0039cf45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4pt" officeooo:rsid="0019742b" officeooo:paragraph-rsid="00206bcd" style:font-size-asian="14pt" style:font-size-complex="14pt"/>
    </style:style>
    <style:style style:name="P42" style:family="paragraph" style:parent-style-name="Table_20_Contents">
      <style:paragraph-properties fo:text-align="justify" style:justify-single-word="false"/>
      <style:text-properties fo:font-size="14pt" fo:font-weight="bold" officeooo:rsid="0021e014" officeooo:paragraph-rsid="0021e014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19742b" officeooo:paragraph-rsid="00206bcd" style:font-size-asian="14pt" style:font-size-complex="14pt"/>
    </style:style>
    <style:style style:name="P44" style:family="paragraph" style:parent-style-name="Standard" style:list-style-name="L2">
      <style:paragraph-properties fo:line-height="150%" fo:text-align="justify" style:justify-single-word="false"/>
      <style:text-properties officeooo:paragraph-rsid="00158df4"/>
    </style:style>
    <style:style style:name="P45" style:family="paragraph" style:parent-style-name="Standard" style:list-style-name="L2">
      <style:paragraph-properties fo:line-height="150%" fo:text-align="justify" style:justify-single-word="false"/>
      <style:text-properties officeooo:paragraph-rsid="00177033"/>
    </style:style>
    <style:style style:name="P46" style:family="paragraph" style:parent-style-name="Standard" style:list-style-name="L2">
      <style:paragraph-properties fo:line-height="150%" fo:text-align="justify" style:justify-single-word="false"/>
      <style:text-properties fo:font-size="12pt" officeooo:paragraph-rsid="00177033" style:font-size-asian="12pt" style:font-size-complex="12pt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158df4" officeooo:paragraph-rsid="00158df4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2pt" fo:font-weight="bold" officeooo:rsid="00158df4" officeooo:paragraph-rsid="00158df4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38270f" officeooo:paragraph-rsid="0038270f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365765" officeooo:paragraph-rsid="00365765" style:font-size-asian="12pt" style:font-size-complex="12pt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fo:font-size="12pt" officeooo:rsid="00168da6" officeooo:paragraph-rsid="00168da6" style:font-size-asian="12pt" style:font-size-complex="12pt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paragraph-rsid="00168da6" style:font-size-asian="14pt" style:font-size-complex="14pt"/>
    </style:style>
    <style:style style:name="P53" style:family="paragraph" style:parent-style-name="Standard" style:list-style-name="L3">
      <style:paragraph-properties fo:line-height="150%" fo:text-align="justify" style:justify-single-word="false"/>
    </style:style>
    <style:style style:name="P54" style:family="paragraph" style:parent-style-name="Standard" style:list-style-name="L3">
      <style:paragraph-properties fo:line-height="150%" fo:text-align="justify" style:justify-single-word="false"/>
      <style:text-properties fo:font-size="12pt" officeooo:rsid="00168da6" officeooo:paragraph-rsid="00168da6" style:font-size-asian="12pt" style:font-size-complex="12pt"/>
    </style:style>
    <style:style style:name="P55" style:family="paragraph" style:parent-style-name="Standard" style:list-style-name="L3">
      <style:paragraph-properties fo:line-height="150%" fo:text-align="justify" style:justify-single-word="false"/>
      <style:text-properties fo:font-size="12pt" officeooo:rsid="00168da6" officeooo:paragraph-rsid="001ae643" style:font-size-asian="12pt" style:font-size-complex="12pt"/>
    </style:style>
    <style:style style:name="P56" style:family="paragraph" style:parent-style-name="Standard" style:list-style-name="L3">
      <style:paragraph-properties fo:line-height="150%" fo:text-align="justify" style:justify-single-word="false"/>
      <style:text-properties officeooo:paragraph-rsid="001ae643"/>
    </style:style>
    <style:style style:name="T1" style:family="text">
      <style:text-properties officeooo:rsid="002a496c"/>
    </style:style>
    <style:style style:name="T2" style:family="text">
      <style:text-properties officeooo:rsid="00334a96"/>
    </style:style>
    <style:style style:name="T3" style:family="text">
      <style:text-properties fo:font-style="italic" officeooo:rsid="00334a96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38270f"/>
    </style:style>
    <style:style style:name="T6" style:family="text">
      <style:text-properties fo:font-size="12pt" officeooo:rsid="0017d0b7" style:font-size-asian="12pt" style:font-size-complex="12pt"/>
    </style:style>
    <style:style style:name="T7" style:family="text">
      <style:text-properties fo:font-size="12pt" officeooo:rsid="000d66d1" style:font-size-asian="12pt" style:font-size-complex="12pt"/>
    </style:style>
    <style:style style:name="T8" style:family="text">
      <style:text-properties fo:font-size="12pt" fo:font-style="italic" officeooo:rsid="00237a58" style:font-size-asian="12pt" style:font-style-asian="italic" style:font-size-complex="12pt" style:font-style-complex="italic"/>
    </style:style>
    <style:style style:name="T9" style:family="text">
      <style:text-properties fo:font-size="12pt" fo:font-style="italic" officeooo:rsid="000d66d1" style:font-size-asian="12pt" style:font-style-asian="italic" style:font-size-complex="12pt" style:font-style-complex="italic"/>
    </style:style>
    <style:style style:name="T10" style:family="text">
      <style:text-properties officeooo:rsid="00237a58"/>
    </style:style>
    <style:style style:name="T11" style:family="text">
      <style:text-properties officeooo:rsid="003472bd"/>
    </style:style>
    <style:style style:name="T12" style:family="text">
      <style:text-properties fo:font-style="italic" officeooo:rsid="0038270f" style:font-style-asian="italic" style:font-style-complex="italic"/>
    </style:style>
    <style:style style:name="T13" style:family="text">
      <style:text-properties fo:color="#000000" loext:opacity="100%" fo:font-size="10.5pt" fo:font-style="normal" fo:font-weight="bold" officeooo:rsid="00237a58" style:font-size-asian="10.5pt" style:font-style-asian="normal" style:font-weight-asian="bold" style:font-size-complex="10.5pt" style:font-weight-complex="bold"/>
    </style:style>
    <style:style style:name="T14" style:family="text">
      <style:text-properties fo:color="#000000" loext:opacity="100%" fo:font-size="10.5pt" fo:font-style="normal" fo:font-weight="bold" officeooo:rsid="003472bd" style:font-size-asian="10.5pt" style:font-style-asian="normal" style:font-weight-asian="bold" style:font-size-complex="10.5pt" style:font-weight-complex="bold"/>
    </style:style>
    <style:style style:name="T15" style:family="text">
      <style:text-properties fo:color="#000000" loext:opacity="100%" fo:font-size="10.5pt" fo:font-style="normal" fo:font-weight="bold" officeooo:rsid="0038270f" style:font-size-asian="10.5pt" style:font-style-asian="normal" style:font-weight-asian="bold" style:font-size-complex="10.5pt" style:font-weight-complex="bold"/>
    </style:style>
    <style:style style:name="T16" style:family="text">
      <style:text-properties fo:color="#000000" loext:opacity="100%" fo:font-size="12pt" fo:font-style="normal" fo:font-weight="normal" officeooo:rsid="0012689b" style:font-size-asian="12pt" style:font-style-asian="normal" style:font-weight-asian="normal" style:font-size-complex="12pt"/>
    </style:style>
    <style:style style:name="T17" style:family="text">
      <style:text-properties fo:color="#000000" loext:opacity="100%" fo:font-size="12pt" fo:font-style="normal" fo:font-weight="normal" officeooo:rsid="003472bd" style:font-size-asian="12pt" style:font-style-asian="normal" style:font-weight-asian="normal" style:font-size-complex="12pt"/>
    </style:style>
    <style:style style:name="T18" style:family="text">
      <style:text-properties fo:color="#000000" loext:opacity="100%" fo:font-size="12pt" fo:font-style="normal" fo:font-weight="normal" officeooo:rsid="001432df" style:font-size-asian="12pt" style:font-style-asian="normal" style:font-weight-asian="normal" style:font-size-complex="12pt"/>
    </style:style>
    <style:style style:name="T19" style:family="text">
      <style:text-properties fo:color="#000000" loext:opacity="100%" fo:font-size="12pt" fo:font-style="normal" fo:font-weight="normal" officeooo:rsid="00263a5d" style:font-size-asian="12pt" style:font-style-asian="normal" style:font-weight-asian="normal" style:font-size-complex="12pt"/>
    </style:style>
    <style:style style:name="T20" style:family="text">
      <style:text-properties fo:color="#000000" loext:opacity="100%" fo:font-size="12pt" fo:font-style="normal" fo:font-weight="normal" officeooo:rsid="0027c432" style:font-size-asian="12pt" style:font-style-asian="normal" style:font-weight-asian="normal" style:font-size-complex="1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AR PL KaitiM GB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fo:font-size="12pt" fo:font-style="normal" fo:font-weight="normal" officeooo:rsid="0038270f" style:font-size-asian="12pt" style:font-style-asian="normal" style:font-weight-asian="normal" style:font-size-complex="12pt"/>
    </style:style>
    <style:style style:name="T23" style:family="text">
      <style:text-properties fo:color="#000000" loext:opacity="100%" fo:font-size="14pt" fo:font-style="normal" fo:font-weight="normal" officeooo:rsid="0038270f" style:font-size-asian="14pt" style:font-style-asian="normal" style:font-weight-asian="normal" style:font-size-complex="14pt"/>
    </style:style>
    <style:style style:name="T24" style:family="text">
      <style:text-properties fo:font-size="12pt" officeooo:rsid="00158df4" style:font-size-asian="12pt" style:font-size-complex="12pt"/>
    </style:style>
    <style:style style:name="T25" style:family="text">
      <style:text-properties fo:font-size="12pt" officeooo:rsid="0021e014" style:font-size-asian="12pt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365765" style:font-size-asian="12pt" style:font-size-complex="12pt"/>
    </style:style>
    <style:style style:name="T28" style:family="text">
      <style:text-properties fo:font-size="12pt" officeooo:rsid="003e592a" style:font-size-asian="12pt" style:font-size-complex="12pt"/>
    </style:style>
    <style:style style:name="T29" style:family="text">
      <style:text-properties fo:font-size="12pt" officeooo:rsid="002a496c" style:font-size-asian="12pt" style:font-size-complex="12pt"/>
    </style:style>
    <style:style style:name="T30" style:family="text">
      <style:text-properties officeooo:rsid="00158df4"/>
    </style:style>
    <style:style style:name="T31" style:family="text">
      <style:text-properties officeooo:rsid="00177033"/>
    </style:style>
    <style:style style:name="T32" style:family="text">
      <style:text-properties fo:font-size="12pt" officeooo:rsid="00168da6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tyle:writing-mode="lr-tb" loext:decorative="fals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04cm" fo:min-width="2.353cm" fo:padding-top="0.125cm" fo:padding-bottom="0.125cm" fo:padding-left="0.25cm" fo:padding-right="0.25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04cm" fo:min-width="2.355cm" fo:padding-top="0.125cm" fo:padding-bottom="0.125cm" fo:padding-left="0.25cm" fo:padding-right="0.25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04cm" fo:min-width="2.856cm" fo:padding-top="0.125cm" fo:padding-bottom="0.125cm" fo:padding-left="0.25cm" fo:padding-right="0.25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la"/>
      </text:sequence-decls>
      <text:p text:style-name="P1"><text:span text:style-name="T1">A</text:span>nálisis de un <text:s/>lenguaje loco</text:p>
      <text:p text:style-name="P2">Curso Compiladores e Interpretes</text:p>
      <text:p text:style-name="P3">Especificación de Proyecto</text:p>
      <text:p text:style-name="P3"/>
      <text:p text:style-name="P4">por <text:s/>Aurelio Sanabria</text:p>
      <text:p text:style-name="P5"/>
      <text:p text:style-name="P6"/>
      <text:p text:style-name="P7">Motivación</text:p>
      <text:p text:style-name="P7"/>
      <text:p text:style-name="P8"><text:span text:style-name="T2">El proceso de análisis léxico comprende tres etapas exploración (</text:span><text:span text:style-name="T3">Scanning</text:span><text:span text:style-name="T2">), análisis (</text:span><text:span text:style-name="T3">Parsing</text:span><text:span text:style-name="T2">) y representación (AST). </text:span>La primera etapa de análisis tiene como objetivo leer una entrada y devolver una secuencia de componentes léxicos (<text:span text:style-name="T4">Tokens</text:span>) para que estos puedan ser utilizados durante <text:span text:style-name="T2">la etapa de análisis</text:span>. <text:span text:style-name="T5">La segunda etapa, que se implementará en este proyecto, consiste en el análisis de los componentes léxicos, verificando que estos coincidan con la gramática propuesta y Finalmente se representa el resultado del análisis en una estructura de datos particular.</text:span></text:p>
      <text:p text:style-name="P9"/>
      <text:p text:style-name="P10">Acá identificaremos correctamente la estructura del programa fuente y lo representaremos mediante un árbol de sintaxis abstracta para su posterior análisis de contexto.</text:p>
      <text:p text:style-name="P9"/>
      <text:p text:style-name="P7">Objetivos Formativos</text:p>
      <text:p text:style-name="P11"/>
      <text:p text:style-name="P12"><text:span text:style-name="T6">E</text:span><text:span text:style-name="T7">l presente proyecto tiene correspondencia con los siguientes objetivos específicos establecidos en el programa del curso de </text:span><text:span text:style-name="T8">Compiladores e interpretes</text:span><text:span text:style-name="T9"> </text:span><text:span text:style-name="T7">(presentado al inicio del semestre):</text:span></text:p>
      <text:p text:style-name="P13"/>
      <text:list text:style-name="L1">
        <text:list-item>
          <text:p text:style-name="P14">1. identificar los principales problemas relacionados con la implementación de lenguajes de programación</text:p>
        </text:list-item>
        <text:list-item>
          <text:p text:style-name="P15">2. Comprender principios y métodos para implementar lenguajes de programación</text:p>
        </text:list-item>
      </text:list>
      <text:p text:style-name="P16"/>
      <text:p text:style-name="P17"><text:span text:style-name="T10">E</text:span>specificación del proyecto</text:p>
      <text:p text:style-name="P18"/>
      <text:p text:style-name="P19">Se debe implementar <text:s/><text:span text:style-name="T11">la </text:span><text:span text:style-name="T5">segunda </text:span><text:span text:style-name="T11">etapa </text:span><text:span text:style-name="T5">y tercera etapa </text:span><text:span text:style-name="T11">de un </text:span>analizador léxico, <text:span text:style-name="T11">conocida como de </text:span><text:span text:style-name="T5">analizador</text:span> (<text:span text:style-name="T12">parser</text:span>) <text:span text:style-name="T5">y representación (</text:span><text:span text:style-name="T12">ASA</text:span><text:span text:style-name="T5">) </text:span>para el lenguaje d<text:span text:style-name="T11">iseñado por cada grupo.</text:span> Este debe <text:span text:style-name="T5">validar la correspondencia de la estructura del programa provisto con la de la gramática y generar una representación del árbol</text:span><text:span text:style-name="T11"> (</text:span><text:span text:style-name="T12">ASA</text:span><text:span text:style-name="T5">)</text:span> <text:span text:style-name="T5">utilizando el explorador programado por cada grupo</text:span>. En caso <text:span text:style-name="T11">de ser necesario </text:span>deben retornar errores tan específicos como les sea posibles.</text:p>
      <text:p text:style-name="P20">El árbol de resultado se debe imprimir en un preorden indicando el tipo de nodo, la información que <text:soft-page-break/>contiene y atributos. Este preorden ser presentará de forma vertical de arriba hacia abano con un nodo por línea:</text:p>
      <text:p text:style-name="P21"/>
      <text:p text:style-name="P22"><text:span text:style-name="T13">&lt;"</text:span><text:span text:style-name="T14">T</text:span><text:span text:style-name="T13">ipo", "</text:span><text:span text:style-name="T15">Contenido</text:span><text:span text:style-name="T13">", “</text:span><text:span text:style-name="T14">Atributo</text:span><text:span text:style-name="T15">s</text:span><text:span text:style-name="T14">”</text:span><text:span text:style-name="T13">&gt;</text:span></text:p>
      <text:p text:style-name="P23"><text:span text:style-name="T13">&lt;"</text:span><text:span text:style-name="T14">T</text:span><text:span text:style-name="T13">ipo", "</text:span><text:span text:style-name="T15">Contenido</text:span><text:span text:style-name="T13">", “</text:span><text:span text:style-name="T14">Atributo</text:span><text:span text:style-name="T15">s</text:span><text:span text:style-name="T14">”</text:span><text:span text:style-name="T13">&gt;</text:span></text:p>
      <text:p text:style-name="P23"><text:span text:style-name="T13">&lt;"</text:span><text:span text:style-name="T14">T</text:span><text:span text:style-name="T13">ipo", "</text:span><text:span text:style-name="T15">Contenido</text:span><text:span text:style-name="T13">", “</text:span><text:span text:style-name="T14">Atributo</text:span><text:span text:style-name="T15">s</text:span><text:span text:style-name="T14">”</text:span><text:span text:style-name="T13">&gt;</text:span></text:p>
      <text:p text:style-name="P23"><text:span text:style-name="T13">&lt;"</text:span><text:span text:style-name="T14">T</text:span><text:span text:style-name="T13">ipo", "</text:span><text:span text:style-name="T15">Contenido</text:span><text:span text:style-name="T13">", “</text:span><text:span text:style-name="T14">Atributo</text:span><text:span text:style-name="T15">s</text:span><text:span text:style-name="T14">”</text:span><text:span text:style-name="T13">&gt;</text:span></text:p>
      <text:p text:style-name="P24">Metodología</text:p>
      <text:p text:style-name="P25"><text:span text:style-name="T16">Se espera que </text:span><text:span text:style-name="T17">cada grupo</text:span><text:span text:style-name="T16"> </text:span><text:span text:style-name="T18">tome un tiempo para que, de forma creativa, se plantee como podría solucionar el problema utilizando para esto papel y lápiz, dibujos, esquemas y diagramas que no debe entregar pero que son recomendables hacer. </text:span><text:span text:style-name="T19"><text:s/></text:span><text:span text:style-name="T20">Adicionalmente se puede seguir una estructura por etapas tal como se sugiere en la Figura 1.</text:span></text:p>
      <text:p text:style-name="P26"/>
      <text:p text:style-name="P26"><draw:frame draw:style-name="fr1" draw:name="Frame2" text:anchor-type="paragraph" svg:x="-0.215cm" svg:y="0.155cm" svg:width="18.854cm" draw:z-index="0"><draw:text-box fo:min-height="2.508cm"><text:p text:style-name="Figura"><draw:g text:anchor-type="paragraph" draw:z-index="1" draw:name="Shape1" draw:style-name="gr1"><draw:custom-shape draw:style-name="gr2" draw:text-style-name="P28" xml:id="id1" draw:id="id1" svg:width="2.999cm" svg:height="1.5cm" svg:x="0.002cm" svg:y="0.501cm"><text:p text:style-name="P27"><text:span text:style-name="T21">Revisar la</text:span></text:p><text:p text:style-name="P27"><text:span text:style-name="T21">gramátic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draw:custom-shape draw:style-name="gr2" draw:text-style-name="P30" xml:id="id3" draw:id="id3" svg:width="2.999cm" svg:height="1.5cm" svg:x="7.802cm" svg:y="0.501cm"><text:p text:style-name="P29"><text:span text:style-name="T21">Diseñar </text:span></text:p><text:p text:style-name="P29"><text:span text:style-name="T21">el AS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draw:custom-shape draw:style-name="gr3" draw:text-style-name="P30" xml:id="id4" draw:id="id4" svg:width="3.001cm" svg:height="1.5cm" svg:x="11.7cm" svg:y="0.501cm"><text:p text:style-name="P29"><text:span text:style-name="T21">Implementar</text:span></text:p><text:p text:style-name="P29"><text:span text:style-name="T21">el AS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draw:custom-shape draw:style-name="gr4" draw:text-style-name="P30" xml:id="id5" draw:id="id5" svg:width="3.502cm" svg:height="1.5cm" svg:x="15.35cm" svg:y="0.55cm"><text:p text:style-name="P29"><text:span text:style-name="T21">Correr </text:span><text:span text:style-name="T21">ejemplos</text:span></text:p><text:p text:style-name="P29"><text:span text:style-name="T21"><text:s/>de prueb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draw:custom-shape draw:style-name="gr2" draw:text-style-name="P28" xml:id="id2" draw:id="id2" svg:width="2.999cm" svg:height="1.5cm" svg:x="3.902cm" svg:y="0.501cm"><text:p text:style-name="P27"><text:span text:style-name="T21">Revisar la</text:span></text:p><text:p text:style-name="P27"><text:span text:style-name="T21">gramátic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draw:connector draw:style-name="gr5" draw:text-style-name="P31" svg:x1="3.001cm" svg:y1="1.251cm" svg:x2="3.903cm" svg:y2="1.251cm" draw:start-shape="id1" draw:start-glue-point="1" draw:end-shape="id2" draw:end-glue-point="3" svg:d="M3001 1251h902" svg:viewBox="0 0 903 2"><text:p/></draw:connector><draw:connector draw:style-name="gr5" draw:text-style-name="P31" svg:x1="6.901cm" svg:y1="1.251cm" svg:x2="7.803cm" svg:y2="1.251cm" draw:start-shape="id2" draw:start-glue-point="1" draw:end-shape="id3" draw:end-glue-point="3" svg:d="M6901 1251h902" svg:viewBox="0 0 903 2"><text:p/></draw:connector><draw:connector draw:style-name="gr5" draw:text-style-name="P31" svg:x1="10.801cm" svg:y1="1.251cm" svg:x2="11.701cm" svg:y2="1.251cm" draw:start-shape="id3" draw:start-glue-point="1" draw:end-shape="id4" draw:end-glue-point="3" svg:d="M10801 1251h900" svg:viewBox="0 0 901 2"><text:p/></draw:connector><draw:connector draw:style-name="gr5" draw:text-style-name="P31" svg:x1="14.7cm" svg:y1="1.251cm" svg:x2="15.349cm" svg:y2="1.3cm" draw:start-shape="id4" draw:start-glue-point="1" draw:end-shape="id5" draw:end-glue-point="3" svg:d="M14700 1251h325v49h324" svg:viewBox="0 0 651 51"><text:p/></draw:connector><draw:connector draw:style-name="gr5" draw:text-style-name="P31" svg:x1="17.099cm" svg:y1="0.55cm" svg:x2="1.501cm" svg:y2="0.501cm" draw:start-shape="id5" draw:start-glue-point="0" draw:end-shape="id1" draw:end-glue-point="0" svg:d="M17099 550v-550h-15598v501" svg:viewBox="0 0 15600 552"><text:p/></draw:connector><draw:connector draw:style-name="gr5" draw:text-style-name="P31" svg:x1="5.401cm" svg:y1="2cm" svg:x2="1.501cm" svg:y2="2cm" draw:start-shape="id2" draw:start-glue-point="2" draw:end-shape="id1" draw:end-glue-point="2" svg:d="M5401 2000v503h-3900v-503" svg:viewBox="0 0 3902 504"><text:p/></draw:connector><draw:connector draw:style-name="gr5" draw:text-style-name="P31" svg:x1="13.199cm" svg:y1="2cm" svg:x2="1.501cm" svg:y2="2cm" draw:start-shape="id4" draw:start-glue-point="2" draw:end-shape="id1" svg:d="M13199 2000v503h-11698v-503" svg:viewBox="0 0 11700 504"><text:p/></draw:connector></draw:g>Figura <text:sequence text:ref-name="refFigura0" text:name="Figura" text:formula="ooow:Figura+1" style:num-format="1">1</text:sequence>: Propuesta de etapas de desarrollo</text:p></draw:text-box></draw:frame></text:p>
      <text:p text:style-name="P26"/>
      <text:p text:style-name="P26"/>
      <text:p text:style-name="P26"/>
      <text:p text:style-name="P26"/>
      <text:p text:style-name="P32"><text:span text:style-name="T22">Al igual que el proyecto anterior este tiene un nivel de trabajo moderado por lo que deben planear cómo repartir las tareas y asegurarse de contribuir de forma general al proyecto.</text:span><text:span text:style-name="T23"> <text:s/></text:span><text:span text:style-name="T18">Se pueden discutir ideas, pros y contras, algoritmos, estrategias, recursos de internet u otros con lxs compañerxs pero NO SE PERMITE EL PLAGIO, </text:span><text:span text:style-name="T19">s</text:span><text:span text:style-name="T18">i se detecta el plagio se asigna nota de 0 y se pierde la buena voluntad del profesor. </text:span></text:p>
      <text:p text:style-name="P33"/>
      <text:p text:style-name="P7">Rúbrica</text:p>
      <text:p text:style-name="P34"><text:span text:style-name="T18">El proyecto se calificará de cuerdo a rubros expuestos en la tabla 1, la columna “Descripción” expone los criterios de excelencia para cada rubro, cada rubro se calificará de acuerdo a lo designado en la Tabla 2. Estos rubros serán </text:span><text:span text:style-name="T22">planteados y negociados </text:span><text:span text:style-name="T18"><text:s/>en clase.</text:span></text:p>
      <text:p text:style-name="P35"/>
      <text:p text:style-name="P36"><text:soft-page-break/>Tabla <text:sequence text:ref-name="refTabla0" text:name="Tabla" text:formula="ooow:Tabla+1" style:num-format="1">1</text:sequence>: Rubros de calificació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>Rubro</text:p>
          </table:table-cell>
          <table:table-cell table:style-name="Table2.B1" office:value-type="string">
            <text:p text:style-name="P37">Descripción</text:p>
          </table:table-cell>
        </table:table-row>
        <table:table-row>
          <table:table-cell table:style-name="Table2.A2" office:value-type="string">
            <text:p text:style-name="P38">Estructura del ASA</text:p>
          </table:table-cell>
          <table:table-cell table:style-name="Table2.B2" office:value-type="string">
            <text:p text:style-name="P39">Se construye correctamente el árbol y se puede imprimir y verificar el árbol mediante la impresión del preorden de acuerdo con lo especificado en este documento.</text:p>
          </table:table-cell>
        </table:table-row>
        <table:table-row>
          <table:table-cell table:style-name="Table2.A2" office:value-type="string">
            <text:p text:style-name="P38">Manejo de errores</text:p>
          </table:table-cell>
          <table:table-cell table:style-name="Table2.B2" office:value-type="string">
            <text:p text:style-name="P39">Se presentan errores significativos en distintos casos relacionados a la estructura solicitada por la gramática.</text:p>
          </table:table-cell>
        </table:table-row>
        <table:table-row>
          <table:table-cell table:style-name="Table2.A2" office:value-type="string">
            <text:p text:style-name="P38">Pruebas</text:p>
          </table:table-cell>
          <table:table-cell table:style-name="Table2.B2" office:value-type="string">
            <text:p text:style-name="P39">Hay al menos un ejemplo con el ASA construido manualmente para comparar contra el resultado del analizador.</text:p>
            <text:p text:style-name="P39"/>
            <text:p text:style-name="P39">Se incluyen pruebas del analizador.</text:p>
          </table:table-cell>
        </table:table-row>
        <table:table-row>
          <table:table-cell table:style-name="Table2.A2" office:value-type="string">
            <text:p text:style-name="P38">Defensa</text:p>
          </table:table-cell>
          <table:table-cell table:style-name="Table2.B2" office:value-type="string">
            <text:p text:style-name="P39">Cada integrante puede contribuir a defender su proyecto. Puede explicar distintas secciones u estrategias utilizadas en el desarrollo del proyecto.</text:p>
          </table:table-cell>
        </table:table-row>
        <table:table-row>
          <table:table-cell table:style-name="Table2.A2" office:value-type="string">
            <text:p text:style-name="P38">Calidad de código</text:p>
          </table:table-cell>
          <table:table-cell table:style-name="Table2.B2" office:value-type="string">
            <text:p text:style-name="P40">Cumple con el estándar de programación PEP-8 y con orientación a objetos.</text:p>
            <text:p text:style-name="P40"/>
            <text:p text:style-name="P40">El grupo utilizó un linter para asegurar la calidad de código.</text:p>
          </table:table-cell>
        </table:table-row>
        <table:table-row>
          <table:table-cell table:style-name="Table2.A2" office:value-type="string">
            <text:p text:style-name="P38">Lecciones aprendidas</text:p>
          </table:table-cell>
          <table:table-cell table:style-name="Table2.B2" office:value-type="string">
            <text:p text:style-name="P40">Introspección realizada por cada integrante del equipo. Esta hace referencia a aspectos técnicos y de mediación entre lxs participantes.</text:p>
          </table:table-cell>
        </table:table-row>
        <table:table-row table:style-name="Table2.8">
          <table:table-cell table:style-name="Table2.A2" office:value-type="string">
            <text:p text:style-name="P38">Salud mental</text:p>
            <text:p text:style-name="P38">Amor propio</text:p>
            <text:p text:style-name="P38">Diversión</text:p>
            <text:p text:style-name="P38">Crecimiento personal</text:p>
          </table:table-cell>
          <table:table-cell table:style-name="Table2.B2" office:value-type="string">
            <text:p text:style-name="P40">Introspección realizada por cada integrante del equipo. Esta hace referencia a aspectos humanos y personales de cada unx, se incluye factores que afectaron su desempeño, carga académica, estrategias personales que fallaron o que funcionaron bien.</text:p>
            <text:p text:style-name="P40"/>
          </table:table-cell>
        </table:table-row>
      </table:table>
      <text:p text:style-name="P41"/>
      <text:p text:style-name="P36">Tabla <text:sequence text:ref-name="refTabla1" text:name="Tabla" text:formula="ooow:Tabla+1" style:num-format="1">2</text:sequence>: Distribución de puntos por calificación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37">Excelente</text:p>
          </table:table-cell>
          <table:table-cell table:style-name="Table3.A1" office:value-type="string">
            <text:p text:style-name="P42">Bueno</text:p>
          </table:table-cell>
          <table:table-cell table:style-name="Table3.A1" office:value-type="string">
            <text:p text:style-name="P37">Regular</text:p>
          </table:table-cell>
          <table:table-cell table:style-name="Table3.A1" office:value-type="string">
            <text:p text:style-name="P37">Malo</text:p>
          </table:table-cell>
          <table:table-cell table:style-name="Table3.E1" office:value-type="string">
            <text:p text:style-name="P37">Deficiente</text:p>
          </table:table-cell>
        </table:table-row>
        <table:table-row>
          <table:table-cell table:style-name="Table3.A2" office:value-type="string">
            <text:p text:style-name="P43">5 puntos</text:p>
          </table:table-cell>
          <table:table-cell table:style-name="Table3.A2" office:value-type="string">
            <text:p text:style-name="P43">4 puntos</text:p>
          </table:table-cell>
          <table:table-cell table:style-name="Table3.A2" office:value-type="string">
            <text:p text:style-name="P43">3 puntos</text:p>
          </table:table-cell>
          <table:table-cell table:style-name="Table3.A2" office:value-type="string">
            <text:p text:style-name="P43">2 puntos</text:p>
          </table:table-cell>
          <table:table-cell table:style-name="Table3.E2" office:value-type="string">
            <text:p text:style-name="P43">1 punto</text:p>
          </table:table-cell>
        </table:table-row>
      </table:table>
      <text:p text:style-name="P7"/>
      <text:p text:style-name="P7">Estimación de tiempo</text:p>
      <text:list text:style-name="L2">
        <text:list-item>
          <text:p text:style-name="P44"><text:span text:style-name="T24">Este proyecto será </text:span><text:span text:style-name="T25">en grupos de 5 personas</text:span></text:p>
        </text:list-item>
        <text:list-item>
          <text:p text:style-name="P45"><text:span text:style-name="T26">Fecha de entrega: </text:span><text:span text:style-name="T27">Martes </text:span><text:span text:style-name="T28">13</text:span><text:span text:style-name="T29">, </text:span><text:span text:style-name="T28">Mayo</text:span><text:span text:style-name="T29"> 202</text:span><text:span text:style-name="T28">5</text:span></text:p>
          <text:list>
            <text:list-item>
              <text:p text:style-name="P46"><text:soft-page-break/><text:span text:style-name="T30">10:00 p.m GMT-6</text:span></text:p>
            </text:list-item>
          </text:list>
        </text:list-item>
      </text:list>
      <text:p text:style-name="P47"/>
      <text:p text:style-name="P47">El profe cree más o menos que ustedes puede que duren más o menos la siguiente cantidad de tiempo: </text:p>
      <text:p text:style-name="P4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8">Rubro</text:p>
          </table:table-cell>
          <table:table-cell table:style-name="Table6.B1" office:value-type="string">
            <text:p text:style-name="P48">Horas</text:p>
          </table:table-cell>
        </table:table-row>
        <table:table-row>
          <table:table-cell table:style-name="Table6.A2" office:value-type="string">
            <text:p text:style-name="P49">Diseño del árbol</text:p>
          </table:table-cell>
          <table:table-cell table:style-name="Table6.B2" office:value-type="string">
            <text:p text:style-name="P50">2</text:p>
          </table:table-cell>
        </table:table-row>
        <table:table-row>
          <table:table-cell table:style-name="Table6.A2" office:value-type="string">
            <text:p text:style-name="P49">Programar los métodos de inserción y preorden</text:p>
          </table:table-cell>
          <table:table-cell table:style-name="Table6.B2" office:value-type="string">
            <text:p text:style-name="P50">4</text:p>
          </table:table-cell>
        </table:table-row>
        <table:table-row>
          <table:table-cell table:style-name="Table6.A2" office:value-type="string">
            <text:p text:style-name="P50">Pr<text:span text:style-name="T5">ogramar procesamiento de componentes léxicos</text:span></text:p>
          </table:table-cell>
          <table:table-cell table:style-name="Table6.B2" office:value-type="string">
            <text:p text:style-name="P49">4</text:p>
          </table:table-cell>
        </table:table-row>
        <table:table-row>
          <table:table-cell table:style-name="Table6.A2" office:value-type="string">
            <text:p text:style-name="P50">Modificación de la gramática</text:p>
          </table:table-cell>
          <table:table-cell table:style-name="Table6.B2" office:value-type="string">
            <text:p text:style-name="P50">3</text:p>
          </table:table-cell>
        </table:table-row>
        <table:table-row>
          <table:table-cell table:style-name="Table6.A2" office:value-type="string">
            <text:p text:style-name="P49">Validación y diseño de nuevas pruebas</text:p>
          </table:table-cell>
          <table:table-cell table:style-name="Table6.B2" office:value-type="string">
            <text:p text:style-name="P49">3</text:p>
          </table:table-cell>
        </table:table-row>
      </table:table>
      <text:p text:style-name="P47"/>
      <text:p text:style-name="P51">Los estimados NO son precis<text:span text:style-name="T1">o</text:span>s, <text:span text:style-name="T31">puede que les tome más o menos tiempo</text:span>, pero les dan una idea para ayudarse a distribuir el tiempo. Recuerden que tiene otros cursos con los que cumplir.</text:p>
      <text:p text:style-name="P52"/>
      <text:p text:style-name="P7">Aspectos Generales</text:p>
      <text:list text:style-name="L3">
        <text:list-item>
          <text:p text:style-name="P53"><text:span text:style-name="T26">Canal de entrega: </text:span><text:span text:style-name="T32">Se enviarán al </text:span><text:span text:style-name="T28">servidor, con respaldo al </text:span><text:span text:style-name="T32">correo aurelio.itcr@gmail.com con el asunto el el formato de clase → [202</text:span><text:span text:style-name="T28">5</text:span><text:span text:style-name="T32"> IS][</text:span><text:span text:style-name="T25">Compi</text:span><text:span text:style-name="T32">][</text:span><text:span text:style-name="T28">Analizador</text:span><text:span text:style-name="T32">] </text:span><text:span text:style-name="T29">Grupo #__</text:span></text:p>
        </text:list-item>
        <text:list-item>
          <text:p text:style-name="P54">Los trabajos de entrega tardía no se calificarán.</text:p>
        </text:list-item>
        <text:list-item>
          <text:p text:style-name="P54">Se aclararán dudas sobre la progra vía Telegram.</text:p>
        </text:list-item>
        <text:list-item>
          <text:p text:style-name="P55">Pueden solicitar que en clase sincrónica se reserve un espacio para hablar de la progra.</text:p>
        </text:list-item>
        <text:list-item>
          <text:p text:style-name="P56"><text:span text:style-name="T25">P</text:span><text:span text:style-name="T32">ueden debatir con otros </text:span><text:span text:style-name="T25">grupos</text:span><text:span text:style-name="T32"> sobre posibles formas de resolver los problemas pero las implementaciones deben ser realizadas de forma </text:span><text:span text:style-name="T25">independiente entre grupos</text:span><text:span text:style-name="T32"> pues deben estar preparados para defender su trabajo durante una revisión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C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Paragraph" style:display-name="First Paragraph" style:family="paragraph" style:parent-style-name="Text_20_body" style:next-style-name="Text_20_body" style:default-outline-level=""/>
    <style:style style:name="Source_20_Code" style:display-name="Source Code" style:family="paragraph" style:parent-style-name="Standard" style:default-outline-level=""/>
    <style:style style:name="Figure" style:family="paragraph" style:parent-style-name="Standard" style:default-outline-level="" style:class="extra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Compact" style:family="paragraph" style:parent-style-name="Text_20_body" style:default-outline-level="">
      <style:paragraph-properties fo:margin-top="0.064cm" fo:margin-bottom="0.064cm" style:contextual-spacing="false"/>
    </style:style>
    <style:style style:name="Drawing" style:family="paragraph" style:parent-style-name="Caption" style:class="extra"/>
    <style:style style:name="Tabla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ImportTok" style:family="text" style:parent-style-name="Verbatim_20_Char"/>
    <style:style style:name="NormalTok" style:family="text" style:parent-style-name="Verbatim_20_Char"/>
    <style:style style:name="Keyword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StringTok" style:family="text" style:parent-style-name="Verbatim_20_Char">
      <style:text-properties fo:color="#4070a0" loext:opacity="100%"/>
    </style:style>
    <style:style style:name="BuiltInTok" style:family="text" style:parent-style-name="Verbatim_20_Char"/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DecValTok" style:family="text" style:parent-style-name="Verbatim_20_Char">
      <style:text-properties fo:color="#40a07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5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6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7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8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  <dc:date>2025-04-29T08:54:30.037376659</dc:date>
    <meta:editing-duration>PT3H8M18S</meta:editing-duration>
    <meta:editing-cycles>37</meta:editing-cycles>
    <meta:document-statistic meta:table-count="3" meta:image-count="0" meta:object-count="0" meta:page-count="4" meta:paragraph-count="81" meta:word-count="894" meta:character-count="5737" meta:non-whitespace-character-count="4926"/>
  </office:meta>
</office:document-meta>
</file>